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9756in"/>
    </style:style>
    <style:style style:name="co2" style:family="table-column">
      <style:table-column-properties fo:break-before="auto" style:column-width="0.772in"/>
    </style:style>
    <style:style style:name="co3" style:family="table-column">
      <style:table-column-properties fo:break-before="auto" style:column-width="0.878in"/>
    </style:style>
    <style:style style:name="co4" style:family="table-column">
      <style:table-column-properties fo:break-before="auto" style:column-width="1.6in"/>
    </style:style>
    <style:style style:name="co5" style:family="table-column">
      <style:table-column-properties fo:break-before="auto" style:column-width="1.0528in"/>
    </style:style>
    <style:style style:name="co6" style:family="table-column">
      <style:table-column-properties fo:break-before="auto" style:column-width="3.1201in"/>
    </style:style>
    <style:style style:name="co7" style:family="table-column">
      <style:table-column-properties fo:break-before="auto" style:column-width="1.9717in"/>
    </style:style>
    <style:style style:name="co8" style:family="table-column">
      <style:table-column-properties fo:break-before="auto" style:column-width="1.840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2535in" fo:break-before="auto" style:use-optimal-row-height="true"/>
    </style:style>
    <style:style style:name="ro3" style:family="table-row">
      <style:table-row-properties style:row-height="0.6311in" fo:break-before="auto" style:use-optimal-row-height="true"/>
    </style:style>
    <style:style style:name="ro4" style:family="table-row">
      <style:table-row-properties style:row-height="1.095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PingFang SC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6" table:default-cell-style-name="ce1"/>
        <table:table-row table:style-name="ro1">
          <table:table-cell office:value-type="string" calcext:value-type="string" table:number-columns-spanned="1" table:number-rows-spanned="2">
            <text:p>Bezeichnung</text:p>
          </table:table-cell>
          <table:table-cell office:value-type="string" calcext:value-type="string" table:number-columns-spanned="3" table:number-rows-spanned="1">
            <text:p>Zeit Komplexität</text:p>
          </table:table-cell>
          <table:covered-table-cell table:number-columns-repeated="2"/>
          <table:table-cell office:value-type="string" calcext:value-type="string" table:number-columns-spanned="1" table:number-rows-spanned="2">
            <text:p>Speicherbedarf</text:p>
          </table:table-cell>
          <table:table-cell office:value-type="string" calcext:value-type="string" table:number-columns-spanned="1" table:number-rows-spanned="2">
            <text:p>Verfahren</text:p>
          </table:table-cell>
          <table:table-cell office:value-type="string" calcext:value-type="string" table:number-columns-spanned="1" table:number-rows-spanned="2">
            <text:p>Vorteile</text:p>
          </table:table-cell>
          <table:table-cell office:value-type="string" calcext:value-type="string" table:number-columns-spanned="1" table:number-rows-spanned="2">
            <text:p>Nachteile</text:p>
          </table:table-cell>
          <table:table-cell table:number-columns-repeated="1016"/>
        </table:table-row>
        <table:table-row table:style-name="ro1">
          <table:covered-table-cell/>
          <table:table-cell office:value-type="string" calcext:value-type="string">
            <text:p>Bester Fall</text:p>
          </table:table-cell>
          <table:table-cell office:value-type="string" calcext:value-type="string">
            <text:p>Mittlerer Fall</text:p>
          </table:table-cell>
          <table:table-cell office:value-type="string" calcext:value-type="string">
            <text:p>Ungünstiger Fall</text:p>
          </table:table-cell>
          <table:covered-table-cell table:number-columns-repeated="4"/>
          <table:table-cell table:number-columns-repeated="1016"/>
        </table:table-row>
        <table:table-row table:style-name="ro2">
          <table:table-cell office:value-type="string" calcext:value-type="string">
            <text:p>Bubble Sort</text:p>
          </table:table-cell>
          <table:table-cell office:value-type="string" calcext:value-type="string">
            <text:p>O(n)</text:p>
          </table:table-cell>
          <table:table-cell table:number-columns-repeated="2" office:value-type="string" calcext:value-type="string">
            <text:p>O(n^2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Die Liste wird von links nach rechtes</text:p>
            <text:p>Durch iteriert. Dabei wird bei jedem Schritt</text:p>
            <text:p>Das aktuelle Element mit dem rechten Nachbarn</text:p>
            <text:p>Verglichen und ggf getauscht. So wandert das</text:p>
            <text:p>Größte Element immer weiter nach rechts.</text:p>
            <text:p>Dies wird solange wiederholt, bis kein Element</text:p>
            <text:p>Mehr sortiert werden muss. Das getauschte</text:p>
            <text:p>Element wird nicht mehr betrachtet.</text:p>
          </table:table-cell>
          <table:table-cell office:value-type="string" calcext:value-type="string">
            <text:p>-Kein weiterer Speicherbedarf</text:p>
            <text:p>-Stabiler Algorithmus</text:p>
          </table:table-cell>
          <table:table-cell office:value-type="string" calcext:value-type="string">
            <text:p>-Hohe Komplexität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Merge Sort</text:p>
          </table:table-cell>
          <table:table-cell table:number-columns-repeated="3" office:value-type="string" calcext:value-type="string">
            <text:p>O(n*ln(n))</text:p>
          </table:table-cell>
          <table:table-cell office:value-type="string" calcext:value-type="string">
            <text:p>O(n)</text:p>
          </table:table-cell>
          <table:table-cell office:value-type="string" calcext:value-type="string">
            <text:p>Hier wird die Listen in immer kleinere Listen</text:p>
            <text:p>Zerlegt. Diese Teile werden einzeln Sortiert</text:p>
            <text:p>Und später im Reißverschlussverfahren</text:p>
            <text:p>Wieder zusammengefügt.</text:p>
          </table:table-cell>
          <table:table-cell office:value-type="string" calcext:value-type="string">
            <text:p>-Kann rekursiv Implementiert</text:p>
            <text:p>Werden</text:p>
            <text:p>-Schnelles Verfahren</text:p>
            <text:p>-Stabiler Algorithmus</text:p>
          </table:table-cell>
          <table:table-cell office:value-type="string" calcext:value-type="string">
            <text:p>-Benötigt extra Speicher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Quick Sort</text:p>
          </table:table-cell>
          <table:table-cell table:number-columns-repeated="2" office:value-type="string" calcext:value-type="string">
            <text:p>O(n*ln(n))</text:p>
          </table:table-cell>
          <table:table-cell office:value-type="string" calcext:value-type="string">
            <text:p>O(n^2)</text:p>
            <text:p>Wenn das Pivot das</text:p>
            <text:p>Die größte, bzw kleinste</text:p>
            <text:p>Zahl is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s wird ein Element als Pivot-Element</text:p>
            <text:p>Bestimmt. Danach wird die Liste in zwei</text:p>
            <text:p>Listen zerlegt, auf der linken Seite kommen</text:p>
            <text:p>Alle Zahlen die kleiner als das Pivot sind</text:p>
            <text:p>Und auf der rechten all die größer gleich sind.</text:p>
            <text:p>Diese Listen werden weiter geteilt, bis jede</text:p>
            <text:p>Liste nur ein Element beinhaltet.</text:p>
          </table:table-cell>
          <table:table-cell office:value-type="string" calcext:value-type="string">
            <text:p><text:span text:style-name="T1">-Kann rekursiv Implementiert</text:span></text:p>
            <text:p><text:span text:style-name="T1">Werden</text:span></text:p>
            <text:p>-Schnelles Verfahren</text:p>
            <text:p>-Stabiler Algorithmus</text:p>
          </table:table-cell>
          <table:table-cell office:value-type="string" calcext:value-type="string">
            <text:p>-Laufzeit abhängig vom</text:p>
            <text:p>Pivot</text:p>
            <text:p><text:span text:style-name="T1">-Rekursive Version benötigt</text:span></text:p>
            <text:p><text:span text:style-name="T1">Zusätzlich Speicher</text:span></text:p>
            <text:p><text:span text:style-name="T1">-Instabiler Algorithmus</text:span></text:p>
          </table:table-cell>
          <table:table-cell table:number-columns-repeated="1016"/>
        </table:table-row>
        <table:table-row table:style-name="ro4">
          <table:table-cell office:value-type="string" calcext:value-type="string">
            <text:p>Selection Sort</text:p>
          </table:table-cell>
          <table:table-cell table:number-columns-repeated="3" office:value-type="string" calcext:value-type="string">
            <text:p>O(n^2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ergleicht die erste Zahl mit allen</text:p>
            <text:p>Nachfolgenden Zahlen und merkt sich dabei</text:p>
            <text:p>Die kleinste Zahl. Anschließend wird das erste</text:p>
            <text:p>Element mit der kleinsten zahl getauscht.</text:p>
            <text:p>Danach wird die nächste Zahl überprüft und</text:p>
            <text:p>Alle bereits getauschten Elemente am Anfang</text:p>
            <text:p>Werden übersprungen</text:p>
          </table:table-cell>
          <table:table-cell office:value-type="string" calcext:value-type="string">
            <text:p>-Einfaches verfahren</text:p>
            <text:p>-Kein weiterer Speicherbedarf</text:p>
          </table:table-cell>
          <table:table-cell office:value-type="string" calcext:value-type="string">
            <text:p>-Die Liste wird mehrmals</text:p>
            <text:p>Durchlaufen</text:p>
            <text:p>-Grundform instabil, kann</text:p>
            <text:p>Aber stabil implementiert </text:p>
            <text:p>Werden</text:p>
          </table:table-cell>
          <table:table-cell table:number-columns-repeated="1016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4">00.00.0000</text:date>, <text:time style:data-style-name="N2" text:time-value="18:53:18.1408804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2-13T21:11:52.180138336</meta:creation-date>
    <dc:date>2021-02-14T20:40:39.232164558</dc:date>
    <meta:editing-duration>PT12M53S</meta:editing-duration>
    <meta:editing-cycles>2</meta:editing-cycles>
    <meta:generator>LibreOffice/7.1.0.3$MacOSX_X86_64 LibreOffice_project/f6099ecf3d29644b5008cc8f48f42f4a40986e4c</meta:generator>
    <meta:document-statistic meta:table-count="1" meta:cell-count="41" meta:object-count="0"/>
  </office:meta>
</office:document-meta>
</file>